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fe6b7" officeooo:paragraph-rsid="001fe6b7"/>
    </style:style>
    <style:style style:name="T1" style:family="text">
      <style:text-properties fo:font-style="italic"/>
    </style:style>
    <style:style style:name="T2" style:family="text">
      <style:text-properties fo:color="#8100c2" loext:opacity="100%"/>
    </style:style>
    <style:style style:name="T3" style:family="text">
      <style:text-properties fo:color="#2b303b" loext:opacity="100%"/>
    </style:style>
    <style:style style:name="T4" style:family="text">
      <style:text-properties fo:color="#14181f" loext:opacity="100%"/>
    </style:style>
    <style:style style:name="T5" style:family="text">
      <style:text-properties fo:color="#00808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F NOT EXISTS (SELECT name FROM sys.databases WHERE name = 'WAS_DB') BEGIN CREATE DATABASE WAS_DB; END GO</text:p>
      <text:p text:style-name="Text_20_body">USE WAS_DB; GO</text:p>
      <text:p text:style-name="Text_20_body">-- Suppression dans l'ordre (FAIT en premier, puis DIM) IF OBJECT_ID('dbo.FAIT_Stock_avant_ETL', <text:s text:c="5"/>'U') IS NOT NULL DROP TABLE dbo.FAIT_Stock_avant_ETL; IF OBJECT_ID('dbo.FAIT_Qualite_avant_ETL', <text:s text:c="3"/>'U') IS NOT NULL DROP TABLE dbo.FAIT_Qualite_avant_ETL; IF OBJECT_ID('dbo.FAIT_Production_avant_ETL', 'U') IS NOT NULL DROP TABLE dbo.FAIT_Production_avant_ETL; IF OBJECT_ID('dbo.FAIT_Achats_avant_ETL', <text:s text:c="4"/>'U') IS NOT NULL DROP TABLE dbo.FAIT_Achats_avant_ETL; IF OBJECT_ID('dbo.FAIT_Ventes_avant_ETL', <text:s text:c="4"/>'U') IS NOT NULL DROP TABLE dbo.FAIT_Ventes_avant_ETL; IF OBJECT_ID('dbo.DIM_Machine_avant_ETL', <text:s text:c="4"/>'U') IS NOT NULL DROP TABLE dbo.DIM_Machine_avant_ETL; IF OBJECT_ID('dbo.DIM_Produit_avant_ETL', <text:s text:c="4"/>'U') IS NOT NULL DROP TABLE dbo.DIM_Produit_avant_ETL; IF OBJECT_ID('dbo.DIM_Temps_avant_ETL', <text:s text:c="6"/>'U') IS NOT NULL DROP TABLE dbo.DIM_Temps_avant_ETL; IF OBJECT_ID('dbo.DIM_Fournisseur_avant_ETL', 'U') IS NOT NULL DROP TABLE dbo.DIM_Fournisseur_avant_ETL; IF OBJECT_ID('dbo.DIM_Client_avant_ETL', <text:s text:c="5"/>'U') IS NOT NULL DROP TABLE dbo.DIM_Client_avant_ETL; GO</text:p>
      <text:p text:style-name="Text_20_body">-- ============================================================ -- TABLES DIM (clés primaires) -- ============================================================</text:p>
      <text:p text:style-name="Text_20_body">CREATE TABLE dbo.DIM_Client_avant_ETL ( Id_Client INT <text:s text:c="9"/>NOT NULL, Nom <text:s text:c="6"/>NVARCHAR(100), Prenom <text:s text:c="3"/>NVARCHAR(100), Ville <text:s text:c="4"/>NVARCHAR(100), Pays <text:s text:c="5"/>NVARCHAR(100), CONSTRAINT PK_DIM_Client_avant_ETL PRIMARY KEY (Id_Client) ); GO</text:p>
      <text:p text:style-name="Text_20_body">CREATE TABLE dbo.DIM_Fournisseur_avant_ETL ( Id_Fournisseur INT <text:s text:c="9"/>NOT NULL, Nom <text:s text:c="11"/>NVARCHAR(100), Prenom <text:s text:c="8"/>NVARCHAR(100), Ville <text:s text:c="9"/>NVARCHAR(100), Pays <text:s text:c="10"/>NVARCHAR(100), CONSTRAINT PK_DIM_Fournisseur_avant_ETL PRIMARY KEY (Id_Fournisseur) ); GO</text:p>
      <text:p text:style-name="Text_20_body">CREATE TABLE dbo.DIM_Temps_avant_ETL ( Id_Temps <text:s/>INT NOT NULL, Mois <text:s text:c="5"/>INT, Trimestre INT, Annee <text:s text:c="4"/>INT, CONSTRAINT PK_DIM_Temps_avant_ETL PRIMARY KEY (Id_Temps) ); GO</text:p>
      <text:p text:style-name="Text_20_body">CREATE TABLE dbo.DIM_Produit_avant_ETL ( Id_Produit <text:s text:c="2"/>INT <text:s text:c="9"/>NOT NULL, Description <text:s/>NVARCHAR(200), Categorie <text:s text:c="3"/>NVARCHAR(100), Groupe <text:s text:c="6"/>NVARCHAR(100), Unite_Mesure NVARCHAR(50), CONSTRAINT PK_DIM_Produit_avant_ETL PRIMARY KEY (Id_Produit) ); GO</text:p>
      <text:p text:style-name="Text_20_body">CREATE TABLE dbo.DIM_Machine_avant_ETL ( Id_Machine <text:s text:c="6"/>INT <text:s text:c="9"/>NOT NULL, Nom <text:s text:c="13"/>NVARCHAR(100), Groupe <text:s text:c="10"/>NVARCHAR(100), Site <text:s text:c="12"/>NVARCHAR(100), Capacite_Minutes FLOAT, CONSTRAINT PK_DIM_Machine_avant_ETL PRIMARY KEY (Id_Machine) ); GO</text:p>
      <text:p text:style-name="Text_20_body"><text:soft-page-break/>-- ============================================================ -- TABLES FAIT (clés primaires + clés étrangères) -- ============================================================</text:p>
      <text:p text:style-name="Text_20_body">CREATE TABLE dbo.FAIT_Ventes_avant_ETL ( Id_Vente <text:s text:c="9"/>INT <text:s text:c="2"/>NOT NULL, Id_Temps <text:s text:c="9"/>INT, Id_Produit <text:s text:c="7"/>INT, Id_Client <text:s text:c="8"/>INT, QteVendue <text:s text:c="8"/>FLOAT, PrixVenteUnitaire FLOAT, MontantVenteHT <text:s text:c="3"/>FLOAT, CONSTRAINT PK_FAIT_Ventes_avant_ETL PRIMARY KEY (Id_Vente), CONSTRAINT FK_Ventes_Temps <text:s text:c="3"/>FOREIGN KEY (Id_Temps) <text:s text:c="2"/>REFERENCES dbo.DIM_Temps_avant_ETL <text:s text:c="2"/>(Id_Temps), CONSTRAINT FK_Ventes_Produit <text:s/>FOREIGN KEY (Id_Produit) REFERENCES dbo.DIM_Produit_avant_ETL (Id_Produit), CONSTRAINT FK_Ventes_Client <text:s text:c="2"/>FOREIGN KEY (Id_Client) <text:s/>REFERENCES dbo.DIM_Client_avant_ETL <text:s/>(Id_Client) ); GO</text:p>
      <text:p text:style-name="Text_20_body">CREATE TABLE dbo.FAIT_Achats_avant_ETL ( Id_Achat <text:s text:c="15"/>INT <text:s text:c="2"/>NOT NULL, Id_Temps <text:s text:c="15"/>INT, Id_Produit <text:s text:c="13"/>INT, Id_Fournisseur <text:s text:c="9"/>INT, QteCommandee <text:s text:c="11"/>FLOAT, PrixUnitaireAchat <text:s text:c="6"/>FLOAT, Delai_Livraison_Convenu INT, DelaiLivraisonReel <text:s text:c="5"/>INT, CONSTRAINT PK_FAIT_Achats_avant_ETL <text:s text:c="2"/>PRIMARY KEY (Id_Achat), CONSTRAINT FK_Achats_Temps <text:s text:c="7"/>FOREIGN KEY (Id_Temps) <text:s text:c="8"/>REFERENCES dbo.DIM_Temps_avant_ETL <text:s text:c="6"/>(Id_Temps), CONSTRAINT FK_Achats_Produit <text:s text:c="5"/>FOREIGN KEY (Id_Produit) <text:s text:c="6"/>REFERENCES dbo.DIM_Produit_avant_ETL <text:s text:c="4"/>(Id_Produit), CONSTRAINT FK_Achats_Fournisseur <text:s/>FOREIGN KEY (Id_Fournisseur) <text:s text:c="2"/>REFERENCES dbo.DIM_Fournisseur_avant_ETL (Id_Fournisseur) ); GO</text:p>
      <text:p text:style-name="Text_20_body">CREATE TABLE dbo.FAIT_Production_avant_ETL ( Id_Production <text:s text:c="6"/>INT <text:s text:c="2"/>NOT NULL, Id_Temps <text:s text:c="11"/>INT, Id_Produit <text:s text:c="9"/>INT, Id_Machine <text:s text:c="9"/>INT, Nb_Heure_Machine <text:s text:c="3"/>FLOAT, Mt_Matiere_Premiere FLOAT, Cout_Unitaire_Heure FLOAT, QuantiteProduite <text:s text:c="3"/>FLOAT, CONSTRAINT PK_FAIT_Production_avant_ETL PRIMARY KEY (Id_Production), CONSTRAINT FK_Production_Temps <text:s text:c="2"/>FOREIGN KEY (Id_Temps) <text:s text:c="2"/>REFERENCES dbo.DIM_Temps_avant_ETL <text:s text:c="2"/>(Id_Temps), CONSTRAINT FK_Production_Produit FOREIGN KEY (Id_Produit) REFERENCES dbo.DIM_Produit_avant_ETL (Id_Produit), CONSTRAINT FK_Production_Machine FOREIGN KEY (Id_Machine) REFERENCES dbo.DIM_Machine_avant_ETL (Id_Machine) ); GO</text:p>
      <text:p text:style-name="Text_20_body">CREATE TABLE dbo.FAIT_Qualite_avant_ETL ( Id_Qualite <text:s text:c="6"/>INT <text:s text:c="2"/>NOT NULL, Id_Temps <text:s text:c="8"/>INT, Id_Produit <text:s text:c="6"/>INT, Id_Machine <text:s text:c="6"/>INT, QteDefectueuse <text:s text:c="2"/>FLOAT, QteProduiteTotal FLOAT, CONSTRAINT PK_FAIT_Qualite_avant_ETL PRIMARY KEY (Id_Qualite), CONSTRAINT FK_Qualite_Temps <text:s text:c="2"/>FOREIGN KEY (Id_Temps) <text:s text:c="2"/>REFERENCES dbo.DIM_Temps_avant_ETL <text:s text:c="2"/>(Id_Temps), CONSTRAINT FK_Qualite_Produit FOREIGN KEY (Id_Produit) REFERENCES dbo.DIM_Produit_avant_ETL (Id_Produit), CONSTRAINT FK_Qualite_Machine FOREIGN KEY (Id_Machine) REFERENCES dbo.DIM_Machine_avant_ETL (Id_Machine) ); GO</text:p>
      <text:p text:style-name="Text_20_body">CREATE TABLE dbo.FAIT_Stock_avant_ETL ( Id_Stock <text:s text:c="3"/>INT <text:s text:c="2"/>NOT NULL, Id_Temps <text:s text:c="3"/>INT, Id_Produit <text:s/>INT, StockEntree FLOAT, StockSortie FLOAT, CONSTRAINT PK_FAIT_Stock_avant_ETL PRIMARY KEY (Id_Stock), CONSTRAINT FK_Stock_Temps <text:s text:c="2"/>FOREIGN KEY (Id_Temps) <text:s text:c="2"/>REFERENCES dbo.DIM_Temps_avant_ETL <text:s text:c="2"/>(Id_Temps), CONSTRAINT FK_Stock_Produit FOREIGN KEY (Id_Produit) REFERENCES dbo.DIM_Produit_avant_ETL (Id_Produit) ); GO</text:p>
      <text:p text:style-name="Text_20_body"><text:soft-page-break/>-- Vérification SELECT TABLE_NAME FROM INFORMATION_SCHEMA.TABLES WHERE TABLE_SCHEMA = 'dbo' AND TABLE_NAME LIKE '%avant_ETL%' ORDER BY TABLE_NAME; GO</text:p>
      <text:p text:style-name="Text_20_body">PRINT '✅ ÉTAPE 1 TERMINÉE : 10 tables _avant_ETL créées avec PK et FK dans WAS_DB'; GO</text:p>
      <text:p text:style-name="Text_20_body">,,,,,,,,,,,,,,,,,,,,,,,,,,,,,,,,,,,,,,,,,,,,,,,,,,,,,,,</text:p>
      <text:p text:style-name="Text_20_body">USE WAS_DB; GO -- ============================================================ -- ÉTAPE 2 : 60 lignes SALES par table -- [D]=Doublon [N]=NULL [Z]=Zéro [NEG]=Négatif -- [AB]=Aberrant [INC]=Incohérence [TXT]=Texte mal formaté -- ============================================================</text:p>
      <text:p text:style-name="Text_20_body">-- ============================================================ -- 1. DIM_Client_avant_ETL -- ============================================================ INSERT INTO dbo.DIM_Client_avant_ETL VALUES (1, <text:s/>'Martin', <text:s text:c="4"/>'Jean', <text:s text:c="5"/>'Paris', <text:s text:c="6"/>'France'), (2, <text:s/>'MARTIN', <text:s text:c="4"/>'Jean', <text:s text:c="5"/>'Paris', <text:s text:c="6"/>'France'), <text:s text:c="6"/>-- [D][TXT] doublon casse (3, <text:s/>'Dupont', <text:s text:c="4"/>'Marie', <text:s text:c="4"/>'Lyon', <text:s text:c="7"/>'France'), (4, <text:s/>' <text:s/>Dupont <text:s/>', ' <text:s/>Marie ', <text:s/>' Lyon ', <text:s text:c="5"/>' France '), <text:s text:c="4"/>-- [TXT] espaces (5, <text:s/>'dupont', <text:s text:c="4"/>'marie', <text:s text:c="4"/>'lyon', <text:s text:c="7"/>'france'), <text:s text:c="6"/>-- [TXT] minuscules (6, <text:s/>'Benali', <text:s text:c="4"/>'Ahmed', <text:s text:c="4"/>'Alger', <text:s text:c="6"/>'Algérie'), (7, <text:s/>'BENALI', <text:s text:c="4"/>'AHMED', <text:s text:c="4"/>'ALGER', <text:s text:c="6"/>'ALGERIE'), <text:s text:c="5"/>-- [D][TXT] majuscules (8, <text:s/>'Garcia', <text:s text:c="4"/>'Carlos', <text:s text:c="3"/>'Madrid', <text:s text:c="5"/>'Espagne'), (9, <text:s/>'Müller', <text:s text:c="4"/>'Hans', <text:s text:c="5"/>'Berlin', <text:s text:c="5"/>'Allemagne'), (10, 'Rossi', <text:s text:c="5"/>'Marco', <text:s text:c="4"/>'Rome', <text:s text:c="7"/>'Italie'), (11, 'Smith', <text:s text:c="5"/>'John', <text:s text:c="5"/>'Londres', <text:s text:c="4"/>'UK'), (12, 'Lefebvre', <text:s text:c="2"/>'Sophie', <text:s text:c="3"/>'Marseille', <text:s text:c="2"/>'France'), (13, 'Tremblay', <text:s text:c="2"/>'Pierre', <text:s text:c="3"/>'Montréal', <text:s text:c="3"/>'Canada'), (14, 'Nguyen', <text:s text:c="4"/>'Linh', <text:s text:c="5"/>'Hanoi', <text:s text:c="6"/>'Vietnam'), (15, 'Kowalski', <text:s text:c="2"/>'Anna', <text:s text:c="5"/>'Varsovie', <text:s text:c="3"/>'Pologne'), (16, 'Santos', <text:s text:c="4"/>'Pedro', <text:s text:c="4"/>'Lisbonne', <text:s text:c="3"/>'Portugal'), (17, NULL, <text:s text:c="8"/>'Paul', <text:s text:c="5"/>'Nice', <text:s text:c="7"/>'France'), <text:s text:c="6"/>-- [N] Nom NULL (18, 'Bernard', <text:s text:c="3"/>NULL, <text:s text:c="7"/>'Bordeaux', <text:s text:c="3"/>'France'), <text:s text:c="6"/>-- [N] Prenom NULL (19, 'Petit', <text:s text:c="5"/>'Claire', <text:s text:c="3"/>NULL, <text:s text:c="9"/>'France'), <text:s text:c="6"/>-- [N] Ville NULL (20, 'Simon', <text:s text:c="5"/>'Luc', <text:s text:c="6"/>'Nantes', <text:s text:c="5"/>NULL), <text:s text:c="10"/>-- [N] Pays NULL (21, NULL, <text:s text:c="8"/>NULL, <text:s text:c="7"/>NULL, <text:s text:c="9"/>NULL), <text:s text:c="10"/>-- [N] tout NULL (22, 'Marchand', <text:s text:c="2"/>'Eric', <text:s text:c="5"/>'Strasbourg', <text:s/>'France'), (23, 'Faure', <text:s text:c="5"/>'Isabelle', <text:s/>'Toulouse', <text:s text:c="3"/>'France'), (24, 'Girard', <text:s text:c="4"/>'Nicolas', <text:s text:c="2"/>'Rennes', <text:s text:c="5"/>'France'), (25, 'Andre', <text:s text:c="5"/>'Sylvie', <text:s text:c="3"/>'Lille', <text:s text:c="6"/>'France'), (26, 'Morel', <text:s text:c="5"/>'Patrick', <text:s text:c="2"/>'Grenoble', <text:s text:c="3"/>'France'), (27, 'Fournier', <text:s text:c="2"/>'Helene', <text:s text:c="3"/>'Dijon', <text:s text:c="6"/>'France'), (28, 'Garnier', <text:s text:c="3"/>'Alain', <text:s text:c="4"/>'Reims', <text:s text:c="6"/>'France'), (29, 'Chevalier', <text:s/>'Nathalie', <text:s/>'Metz', <text:s text:c="7"/>'France'), (30, 'Robin', <text:s text:c="5"/>'Laurent', <text:s text:c="2"/>'Caen', <text:s text:c="7"/>'France'), (31, 'Lambert', <text:s text:c="3"/>'Christine', 'Tours', <text:s text:c="6"/>'France'), (32, 'Guerin', <text:s text:c="4"/>'Michel', <text:s text:c="3"/>'Rouen', <text:s text:c="6"/>'France'), (33, 'Francois', <text:s text:c="2"/>'Veronique', 'Amiens', <text:s text:c="5"/>'France'), (34, 'Bonnet', <text:s text:c="4"/>'Denis', <text:s text:c="4"/>'Limoges', <text:s text:c="4"/>'France'), (35, 'Vincent', <text:s text:c="3"/>'Brigitte', <text:s/>'Clermont', <text:s text:c="3"/>'France'), (36, 'Lecomte', <text:s text:c="3"/>'Romain', <text:s text:c="3"/>'Orleans', <text:s text:c="4"/>'France'), (37, 'Renaud', <text:s text:c="4"/>'Stephanie', 'Perpignan', <text:s text:c="2"/>'France'), (38, 'Jacquet', <text:s text:c="3"/>'Gilles', <text:s text:c="3"/>'Besancon', <text:s text:c="3"/>'France'), (39, 'Blanc', <text:s text:c="5"/>'Monique', <text:s text:c="2"/>'Mulhouse', <text:s text:c="3"/>'France'), (40, 'Fontaine', <text:s text:c="2"/>'Thierry', <text:s text:c="2"/>'Tours', <text:s text:c="6"/>'France'), (41, 'Rousseau', <text:s text:c="2"/>'Florence', <text:s/>'Caen', <text:s text:c="7"/>'France'), (42, 'Leclerc', <text:s text:c="3"/>'Bruno', <text:s text:c="4"/>'Paris', <text:s text:c="6"/>'France'), (43, 'Perrin', <text:s text:c="4"/>'Valerie', <text:s text:c="2"/>'Lyon', <text:s text:c="7"/>'France'), (44, 'Morin', <text:s text:c="5"/>'Frederic', <text:s/>'Marseille', <text:s text:c="2"/>'France'), (45, 'Mercier', <text:s text:c="3"/>'Sandrine', <text:s/>'Toulouse', <text:s text:c="3"/>'France'), (46, '', <text:s text:c="10"/>'Marc', <text:s text:c="5"/>'Paris', <text:s text:c="6"/>'France'), <text:s text:c="6"/>-- [TXT] Nom vide (47, 'Dupuis', <text:s text:c="4"/>'', <text:s text:c="9"/>'Lyon', <text:s text:c="7"/>'France'), <text:s text:c="6"/>-- [TXT] Prenom vide (48, 'Hubert', <text:s text:c="4"/>'Julie', <text:s text:c="4"/>'', <text:s text:c="11"/>'France'), <text:s text:c="6"/>-- [TXT] Ville vide (49, 'Collin', <text:s text:c="4"/>'Thomas', <text:s text:c="3"/>'Paris', <text:s text:c="6"/>''), <text:s text:c="12"/>-- [TXT] Pays vide (50, 'Mrtain', <text:s text:c="4"/>'Jeen', <text:s text:c="5"/>'Pris', <text:s text:c="7"/>'Frace'), <text:s text:c="7"/>-- [TXT] fautes frappe (51, 'LEFEVRE', <text:s text:c="3"/>'SOPHIE', <text:s text:c="3"/>'MARSEILLE', <text:s text:c="2"/>'FRANCE'), <text:s text:c="6"/>-- [TXT] tout <text:soft-page-break/>majuscules (52, 'Martin', <text:s text:c="4"/>'Jean', <text:s text:c="5"/>'Paris', <text:s text:c="6"/>'France'), <text:s text:c="6"/>-- [D] doublon Id=1 (53, 'Dupont', <text:s text:c="4"/>'Marie', <text:s text:c="4"/>'Lyon', <text:s text:c="7"/>'France'), <text:s text:c="6"/>-- [D] doublon Id=3 (54, 'xxx', <text:s text:c="7"/>'xxx', <text:s text:c="6"/>'xxx', <text:s text:c="8"/>'xxx'), <text:s text:c="9"/>-- [TXT] sans sens (55, '99999', <text:s text:c="5"/>'99999', <text:s text:c="4"/>'99999', <text:s text:c="6"/>'99999'), <text:s text:c="7"/>-- [AB] aberrant (56, 'Test', <text:s text:c="6"/>'Test', <text:s text:c="5"/>'TestVille', <text:s text:c="2"/>'TestPays'), <text:s text:c="4"/>-- [TXT] données test (57, 'A', <text:s text:c="9"/>'B', <text:s text:c="8"/>'C', <text:s text:c="10"/>'D'), <text:s text:c="11"/>-- [TXT] trop court (58, 'Fernandez', <text:s/>'Rosa', <text:s text:c="5"/>'Séville', <text:s text:c="4"/>'Espagne'), (59, 'Ivanov', <text:s text:c="4"/>'Dmitri', <text:s text:c="3"/>'Moscou', <text:s text:c="5"/>'Russie'), (60, 'Li', <text:s text:c="8"/>'Wei', <text:s text:c="6"/>'Shanghai', <text:s text:c="3"/>'Chine'); GO</text:p>
      <text:p text:style-name="Text_20_body">-- ============================================================ -- 2. DIM_Fournisseur_avant_ETL -- ============================================================ INSERT INTO dbo.DIM_Fournisseur_avant_ETL VALUES (1, <text:s/>'Schneider', <text:s/>'Klaus', <text:s text:c="4"/>'Munich', <text:s text:c="5"/>'Allemagne'), (2, <text:s/>'SCHNEIDER', <text:s/>'Klaus', <text:s text:c="4"/>'Munich', <text:s text:c="5"/>'Allemagne'), <text:s text:c="3"/>-- [D][TXT] doublon casse (3, <text:s/>'Dubois', <text:s text:c="4"/>'Henri', <text:s text:c="4"/>'Paris', <text:s text:c="6"/>'France'), (4, <text:s/>' <text:s/>Dubois <text:s/>', ' Henri ', <text:s text:c="2"/>' Paris ', <text:s text:c="4"/>' France '), <text:s text:c="4"/>-- [TXT] espaces (5, <text:s/>'dubois', <text:s text:c="4"/>'henri', <text:s text:c="4"/>'paris', <text:s text:c="6"/>'france'), <text:s text:c="6"/>-- [TXT] minuscules (6, <text:s/>'Tanaka', <text:s text:c="4"/>'Kenji', <text:s text:c="4"/>'Tokyo', <text:s text:c="6"/>'Japon'), (7, <text:s/>'TANAKA', <text:s text:c="4"/>'KENJI', <text:s text:c="4"/>'TOKYO', <text:s text:c="6"/>'JAPON'), <text:s text:c="7"/>-- [D][TXT] majuscules (8, <text:s/>'Kumar', <text:s text:c="5"/>'Raj', <text:s text:c="6"/>'Mumbai', <text:s text:c="5"/>'Inde'), (9, <text:s/>'Silva', <text:s text:c="5"/>'Ana', <text:s text:c="6"/>'Sao Paulo', <text:s text:c="2"/>'Brésil'), (10, 'Chen', <text:s text:c="6"/>'Fang', <text:s text:c="5"/>'Beijing', <text:s text:c="4"/>'Chine'), (11, 'Okafor', <text:s text:c="4"/>'Emeka', <text:s text:c="4"/>'Lagos', <text:s text:c="6"/>'Nigeria'), (12, 'Moreau', <text:s text:c="4"/>'Louis', <text:s text:c="4"/>'Bruxelles', <text:s text:c="2"/>'Belgique'), (13, 'Patel', <text:s text:c="5"/>'Priya', <text:s text:c="4"/>'Delhi', <text:s text:c="6"/>'Inde'), (14, 'Lopez', <text:s text:c="5"/>'Miguel', <text:s text:c="3"/>'Barcelone', <text:s text:c="2"/>'Espagne'), (15, 'Kim', <text:s text:c="7"/>'Soo', <text:s text:c="6"/>'Seoul', <text:s text:c="6"/>'Corée'), (16, 'Novak', <text:s text:c="5"/>'Jan', <text:s text:c="6"/>'Prague', <text:s text:c="5"/>'Tchéquie'), (17, NULL, <text:s text:c="8"/>'Pierre', <text:s text:c="3"/>'Lyon', <text:s text:c="7"/>'France'), <text:s text:c="6"/>-- [N] Nom NULL (18, 'Renault', <text:s text:c="3"/>NULL, <text:s text:c="7"/>'Bordeaux', <text:s text:c="3"/>'France'), <text:s text:c="6"/>-- [N] Prenom NULL (19, 'Martin', <text:s text:c="4"/>'Luc', <text:s text:c="6"/>NULL, <text:s text:c="9"/>'France'), <text:s text:c="6"/>-- [N] Ville NULL (20, 'Durand', <text:s text:c="4"/>'Alice', <text:s text:c="4"/>'Nantes', <text:s text:c="5"/>NULL), <text:s text:c="10"/>-- [N] Pays NULL (21, NULL, <text:s text:c="8"/>NULL, <text:s text:c="7"/>NULL, <text:s text:c="9"/>NULL), <text:s text:c="10"/>-- [N] tout NULL (22, 'Fischer', <text:s text:c="3"/>'Otto', <text:s text:c="5"/>'Vienne', <text:s text:c="5"/>'Autriche'), (23, 'Petrov', <text:s text:c="4"/>'Boris', <text:s text:c="4"/>'Sofia', <text:s text:c="6"/>'Bulgarie'), (24, 'Johansson', <text:s/>'Erik', <text:s text:c="5"/>'Stockholm', <text:s text:c="2"/>'Suède'), (25, 'Andersen', <text:s text:c="2"/>'Lars', <text:s text:c="5"/>'Copenhague', <text:s/>'Danemark'), (26, 'Mäkinen', <text:s text:c="3"/>'Pekka', <text:s text:c="4"/>'Helsinki', <text:s text:c="3"/>'Finlande'), (27, 'Kovacs', <text:s text:c="4"/>'Istvan', <text:s text:c="3"/>'Budapest', <text:s text:c="3"/>'Hongrie'), (28, 'Popescu', <text:s text:c="3"/>'Ion', <text:s text:c="6"/>'Bucarest', <text:s text:c="3"/>'Roumanie'), (29, 'Ivanovic', <text:s text:c="2"/>'Milosh', <text:s text:c="3"/>'Belgrade', <text:s text:c="3"/>'Serbie'), (30, 'Papadopoulos','Nikos', <text:s text:c="3"/>'Athènes', <text:s text:c="4"/>'Grèce'), (31, 'Reyes', <text:s text:c="5"/>'Carmen', <text:s text:c="3"/>'Mexico', <text:s text:c="5"/>'Mexique'), (32, 'Torres', <text:s text:c="4"/>'Juan', <text:s text:c="5"/>'Buenos Aires','Argentine'), (33, 'Gonzalez', <text:s text:c="2"/>'Maria', <text:s text:c="4"/>'Bogota', <text:s text:c="5"/>'Colombie'), (34, 'Pereira', <text:s text:c="3"/>'Bruno', <text:s text:c="4"/>'Porto', <text:s text:c="6"/>'Portugal'), (35, 'Abebe', <text:s text:c="5"/>'Tadesse', <text:s text:c="2"/>'Addis Abeba', 'Éthiopie'), (36, 'Adekunle', <text:s text:c="2"/>'Tunde', <text:s text:c="4"/>'Abuja', <text:s text:c="6"/>'Nigeria'), (37, 'Hassan', <text:s text:c="4"/>'Omar', <text:s text:c="5"/>'Le Caire', <text:s text:c="3"/>'Égypte'), (38, 'El Amin', <text:s text:c="3"/>'Salma', <text:s text:c="4"/>'Khartoum', <text:s text:c="3"/>'Soudan'), (39, 'Nakamura', <text:s text:c="2"/>'Yuki', <text:s text:c="5"/>'Osaka', <text:s text:c="6"/>'Japon'), (40, 'Park', <text:s text:c="6"/>'Jiyeon', <text:s text:c="3"/>'Busan', <text:s text:c="6"/>'Corée'), (41, 'Wang', <text:s text:c="6"/>'Lei', <text:s text:c="6"/>'Shanghai', <text:s text:c="3"/>'Chine'), (42, 'Ali', <text:s text:c="7"/>'Hassan', <text:s text:c="3"/>'Dubaï', <text:s text:c="6"/>'EAU'), (43, 'Saab', <text:s text:c="6"/>'Georges', <text:s text:c="2"/>'Beyrouth', <text:s text:c="3"/>'Liban'), (44, 'Benzema', <text:s text:c="3"/>'Karim', <text:s text:c="4"/>'Casablanca', <text:s/>'Maroc'), (45, 'Mansouri', <text:s text:c="2"/>'Fatima', <text:s text:c="3"/>'Tunis', <text:s text:c="6"/>'Tunisie'), (46, '', <text:s text:c="10"/>'René', <text:s text:c="5"/>'Paris', <text:s text:c="6"/>'France'), <text:s text:c="6"/>-- [TXT] Nom vide (47, 'Bonneau', <text:s text:c="3"/>'', <text:s text:c="9"/>'Lyon', <text:s text:c="7"/>'France'), <text:s text:c="6"/>-- [TXT] Prenom vide (48, 'Lacroix', <text:s text:c="3"/>'Guy', <text:s text:c="6"/>'', <text:s text:c="11"/>'France'), <text:s text:c="6"/>-- [TXT] Ville vide (49, 'Michaud', <text:s text:c="3"/>'Denis', <text:s text:c="4"/>'Dijon', <text:s text:c="6"/>''), <text:s text:c="12"/>-- [TXT] Pays vide (50, 'Schnidre', <text:s text:c="2"/>'Klauss', <text:s text:c="3"/>'Munick', <text:s text:c="5"/>'Almagne'), <text:s text:c="5"/>-- [TXT] fautes frappe (51, 'DUBOIS', <text:s text:c="4"/>'HENRI', <text:s text:c="4"/>'PARIS', <text:s text:c="6"/>'FRANCE'), <text:s text:c="6"/>-- [D][TXT] doublon Id=3 (52, 'Schneider', <text:s/>'Klaus', <text:s text:c="4"/>'Munich', <text:s text:c="5"/>'Allemagne'), <text:s text:c="3"/>-- [D] doublon Id=1 (53, 'Tanaka', <text:s text:c="4"/>'Kenji', <text:s text:c="4"/>'Tokyo', <text:s text:c="6"/>'Japon'), <text:s text:c="7"/>-- [D] doublon Id=6 (54, 'xxx', <text:s text:c="7"/>'xxx', <text:s text:c="6"/>'xxx', <text:s text:c="8"/>'xxx'), <text:s text:c="9"/>-- [TXT] sans sens (55, '99999', <text:s text:c="5"/>'99999', <text:s text:c="4"/>'99999', <text:s text:c="6"/>'99999'), <text:s text:c="7"/>-- [AB] aberrant (56, 'Test', <text:s text:c="6"/>'Test', <text:s text:c="5"/>'TestVille', <text:s text:c="2"/>'TestPays'), <text:s text:c="4"/>-- [TXT] données test (57, 'Z', <text:s text:c="9"/>'Z', <text:s text:c="8"/>'Z', <text:s text:c="10"/>'Z'), <text:s text:c="11"/>-- [TXT] trop court (58, 'Herrera', <text:s text:c="3"/>'Pablo', <text:s text:c="4"/>'Lima', <text:s text:c="7"/><text:soft-page-break/>'Pérou'), (59, 'Osei', <text:s text:c="6"/>'Kwame', <text:s text:c="4"/>'Accra', <text:s text:c="6"/>'Ghana'), (60, 'Rashid', <text:s text:c="4"/>'Amir', <text:s text:c="5"/>'Karachi', <text:s text:c="4"/>'Pakistan'); GO</text:p>
      <text:p text:style-name="Text_20_body">-- ============================================================ -- 3. DIM_Temps_avant_ETL -- ============================================================ INSERT INTO dbo.DIM_Temps_avant_ETL VALUES (1, <text:s/>1, <text:s/>1, 2024), (2, <text:s/>2, <text:s/>1, 2024), (3, <text:s/>3, <text:s/>1, 2024), (4, <text:s/>4, <text:s/>2, 2024), (5, <text:s/>5, <text:s/>2, 2024), (6, <text:s/>6, <text:s/>2, 2024), (7, <text:s/>7, <text:s/>3, 2024), (8, <text:s/>8, <text:s/>3, 2024), (9, <text:s/>9, <text:s/>3, 2024), (10, 10, 4, 2024), (11, 11, 4, 2024), (12, 12, 4, 2024), (13, 1, <text:s/>1, 2025), (14, 2, <text:s/>1, 2025), (15, 3, <text:s/>1, 2025), (16, 4, <text:s/>2, 2025), (17, 5, <text:s/>2, 2025), (18, 6, <text:s/>2, 2025), (19, 7, <text:s/>3, 2025), (20, 8, <text:s/>3, 2025), (21, 9, <text:s/>3, 2025), (22, 10, 4, 2025), (23, 11, 4, 2025), (24, 12, 4, 2025), (25, 1, <text:s/>1, 2026), (26, 2, <text:s/>1, 2026), (27, 3, <text:s/>1, 2026), (28, 4, <text:s/>2, 2026), (29, 5, <text:s/>2, 2026), (30, 6, <text:s/>2, 2026), (31, 1, <text:s/>1, 2024), <text:s/>-- [D] doublon Id=1 (32, 12, 4, 2025), <text:s/>-- [D] doublon Id=24 (33, NULL, 1, 2024),-- [N] Mois NULL (34, 3, <text:s/>NULL, 2024),-- [N] Trimestre NULL (35, 6, <text:s/>2, <text:s/>NULL), -- [N] Annee NULL (36, NULL,NULL,NULL),-- [N] tout NULL (37, 0, <text:s/>1, <text:s/>2024), -- [INC] Mois invalide = 0 (38, 13, 4, <text:s/>2024), -- [INC] Mois invalide = 13 (39, 15, 4, <text:s/>2025), -- [INC] Mois invalide = 15 (40, 3, <text:s/>0, <text:s/>2024), -- [INC] Trimestre invalide = 0 (41, 6, <text:s/>5, <text:s/>2024), -- [INC] Trimestre invalide = 5 (42, 9, <text:s/>6, <text:s/>2025), -- [INC] Trimestre invalide = 6 (43, 3, <text:s/>4, <text:s/>2024), -- [INC] Mois=3 mais Trimestre=4 (devrait être 1) (44, 10, 1, <text:s/>2025), -- [INC] Mois=10 mais Trimestre=1 (devrait être 4) (45, 7, <text:s/>2, <text:s/>2026), -- [INC] Mois=7 mais Trimestre=2 (devrait être 3) (46, 1, <text:s/>1, <text:s/>9999), -- [AB] Annee aberrante (47, 6, <text:s/>2, <text:s/>0), <text:s text:c="3"/>-- [AB] Annee = 0 (48, 9, <text:s/>3, <text:s/>1900), -- [AB] Annee trop ancienne (49, 3, <text:s/>1, <text:s/>99999),-- [AB] Annee 99999 (50, -1, 1, <text:s/>2024), -- [NEG] Mois négatif (51, 6, <text:s/>-2, 2025), -- [NEG] Trimestre négatif (52, 0, <text:s/>0, <text:s/>0), <text:s text:c="3"/>-- [Z] tout zéro (53, 0, <text:s/>0, <text:s/>0), <text:s text:c="3"/>-- [Z] doublon tout zéro (54, 2, <text:s/>1, <text:s/>2024), -- [D] doublon Id=2 (55, 5, <text:s/>2, <text:s/>2025), -- [D] doublon Id=17 (56, 99, 99, 9999), -- [AB] tout aberrant (57, 13, 5, <text:s/>9999), -- [AB][INC] combiné (58, 7, <text:s/>3, <text:s/>2026), (59, 8, <text:s/>3, <text:s/>2026), (60, 9, <text:s/>3, <text:s/>2026); GO</text:p>
      <text:p text:style-name="Text_20_body">-- ============================================================ -- 4. DIM_Produit_avant_ETL -- ============================================================ INSERT INTO dbo.DIM_Produit_avant_ETL VALUES (1, <text:s/>'Tableau de bord T200', <text:s text:c="4"/>'Electronique', <text:s/>'Assemblage', 'Pièce'), (2, <text:s/>'TABLEAU DE BORD T200', <text:s text:c="4"/>'ELECTRONIQUE', <text:s/>'ASSEMBLAGE', 'PIECE'), <text:s text:c="2"/>-- [D][TXT] majuscules (3, <text:s/>' <text:s/>Tableau de bord T200 <text:s/>', ' Electronique', 'Assemblage', 'Pièce'), <text:s text:c="2"/>-- [TXT] espaces (4, <text:s/>'Châssis ligne 3', <text:s text:c="9"/>'Mécanique', <text:s text:c="4"/>'Fabrication','Pièce'), (5, <text:s/>'chassis ligne 3', <text:s text:c="9"/>'mecanique', <text:s text:c="4"/>'fabrication','piece'), <text:s text:c="2"/>-- [TXT] minuscules (6, <text:s/>'Moteur M450', <text:s text:c="13"/>'Motorisation', <text:s/>'Production', 'Pièce'), (7, <text:s/>'Capteur température CT100','Electronique', <text:s/>'Assemblage', 'Pièce'), (8, <text:s/>'Boîtier électronique B10', 'Electronique', <text:s/>'Fabrication','Pièce'), (9, <text:s/>'Vanne hydraulique V3', <text:s text:c="4"/>'Hydraulique', <text:s text:c="2"/>'Production', 'Pièce'), (10, 'Pompe centrifuge P20', <text:s text:c="4"/>'Hydraulique', <text:s text:c="2"/>'Assemblage', 'Pièce'), (11, 'Engrenage série E5', <text:s text:c="6"/>'Mécanique', <text:s text:c="4"/>'Fabrication','Pièce'), (12, 'Vélo de course RC100', <text:s text:c="4"/>'Cyclisme', <text:s text:c="5"/>'Assemblage', 'Unité'), (13, 'Vélo randonnée TR200', <text:s text:c="4"/>'Cyclisme', <text:s text:c="5"/>'Production', 'Unité'), (14, 'Cadre aluminium CA50', <text:s text:c="4"/>'Mécanique', <text:s text:c="4"/>'Fabrication','Pièce'), (15, 'Frein à disque FD10', <text:s text:c="5"/>'Mécanique', <text:s text:c="4"/>'Assemblage', 'Pièce'), (16, 'Filtre air FA30', <text:s text:c="9"/>'Filtration', <text:s text:c="3"/>'Fabrication','Pièce'), (17, 'Panneau solaire PS5', <text:s text:c="5"/>'Energie', <text:s text:c="6"/>'Assemblage', 'Unité'), (18, 'Compresseur C200', <text:s text:c="8"/>'Pneumatique', <text:s text:c="2"/>'Production', 'Unité'), (19, 'Joint torique JT40', <text:s text:c="6"/>'Mécanique', <text:s text:c="4"/>'Fabrication','Pièce'), (20, 'Robinet à bille RB15', <text:s text:c="4"/>'Hydraulique', <text:s text:c="2"/>'Assemblage', 'Pièce'), (21, NULL, <text:s text:c="22"/>'Electronique', <text:s/>'Assemblage', 'Pièce'), <text:s text:c="2"/>-- [N] Description NULL (22, 'Réducteur vitesse RV8', <text:s text:c="3"/>NULL, <text:s text:c="11"/>'Fabrication','Pièce'), <text:s text:c="2"/>-- [N] Categorie NULL (23, 'Turbine vapeur TV2', <text:s text:c="6"/>'Thermique', <text:s text:c="4"/>NULL, <text:s text:c="8"/><text:soft-page-break/>'Unité'), <text:s text:c="2"/>-- [N] Groupe NULL (24, 'Pompe à vide PV10', <text:s text:c="7"/>'Pneumatique', <text:s text:c="2"/>'Assemblage', NULL), <text:s text:c="5"/>-- [N] Unite NULL (25, NULL, <text:s text:c="22"/>NULL, <text:s text:c="11"/>NULL, <text:s text:c="8"/>NULL), <text:s text:c="5"/>-- [N] tout NULL (26, 'Cylindre hydraulique CH5', 'Hydraulique', <text:s text:c="2"/>'Fabrication','Pièce'), (27, 'Echangeur thermique ET3', <text:s/>'Thermique', <text:s text:c="4"/>'Production', 'Unité'), (28, 'Convoyeur bande CB20', <text:s text:c="4"/>'Manutention', <text:s text:c="2"/>'Assemblage', 'Unité'), (29, 'Palier lisse PL12', <text:s text:c="7"/>'Mécanique', <text:s text:c="4"/>'Fabrication','Pièce'), (30, 'Electrovanne EV6', <text:s text:c="8"/>'Electronique', <text:s/>'Production', 'Pièce'), (31, 'Bras robotique BR4', <text:s text:c="6"/>'Robotique', <text:s text:c="4"/>'Assemblage', 'Unité'), (32, 'Capteur pression CP8', <text:s text:c="4"/>'Electronique', <text:s/>'Fabrication','Pièce'), (33, 'Moteur brushless MB3', <text:s text:c="4"/>'Motorisation', <text:s/>'Production', 'Pièce'), (34, 'Servo-moteur SM10', <text:s text:c="7"/>'Motorisation', <text:s/>'Assemblage', 'Pièce'), (35, 'Pompe doseuse PD5', <text:s text:c="7"/>'Hydraulique', <text:s text:c="2"/>'Fabrication','Unité'), (36, 'Variateur fréquence VF7', <text:s/>'Electronique', <text:s/>'Assemblage', 'Pièce'), (37, 'Capteur ultrasons CU3', <text:s text:c="3"/>'Electronique', <text:s/>'Production', 'Pièce'), (38, 'Vis sans fin VSF4', <text:s text:c="7"/>'Mécanique', <text:s text:c="4"/>'Fabrication','Pièce'), (39, 'Système refroidissement', <text:s/>'Thermique', <text:s text:c="4"/>'Assemblage', 'Unité'), (40, 'Joint mécanique JM7', <text:s text:c="5"/>'Mécanique', <text:s text:c="4"/>'Fabrication','Pièce'), (41, 'Détecteur gaz DG1', <text:s text:c="7"/>'Electronique', <text:s/>'Production', 'Unité'), (42, 'Automate AP2', <text:s text:c="12"/>'Automatisme', <text:s text:c="2"/>'Assemblage', 'Unité'), (43, 'Haut-parleur 100W', <text:s text:c="7"/>'Audio', <text:s text:c="8"/>'Production', 'Unité'), (44, 'Cellule photoélectrique', <text:s/>'Electronique', <text:s/>'Fabrication','Pièce'), (45, 'Régulateur pression RP9', <text:s/>'Hydraulique', <text:s text:c="2"/>'Assemblage', 'Pièce'), (46, '', <text:s text:c="24"/>'Mécanique', <text:s text:c="4"/>'Fabrication','Pièce'), <text:s text:c="2"/>-- [TXT] Description vide (47, 'Produit test', <text:s text:c="12"/>'', <text:s text:c="13"/>'Assemblage', 'Pièce'), <text:s text:c="2"/>-- [TXT] Categorie vide (48, 'Produit X', <text:s text:c="15"/>'Electronique', <text:s/>'', <text:s text:c="10"/>'Pièce'), <text:s text:c="2"/>-- [TXT] Groupe vide (49, 'Produit Y', <text:s text:c="15"/>'Mécanique', <text:s text:c="4"/>'Production', ''), <text:s text:c="7"/>-- [TXT] Unite vide (50, 'Moteur M450', <text:s text:c="13"/>'Motorisation', <text:s/>'Production', 'Pièce'), <text:s text:c="2"/>-- [D] doublon Id=6 (51, 'Tableau de bord T200', <text:s text:c="4"/>'Electronique', <text:s/>'Assemblage', 'Pièce'), <text:s text:c="2"/>-- [D] doublon Id=1 (52, 'xxx', <text:s text:c="21"/>'xxx', <text:s text:c="10"/>'xxx', <text:s text:c="7"/>'xxx'), <text:s text:c="4"/>-- [TXT] sans sens (53, '99999', <text:s text:c="19"/>'99999', <text:s text:c="8"/>'99999', <text:s text:c="5"/>'99999'), <text:s text:c="2"/>-- [AB] aberrant (54, 'Motteur M450', <text:s text:c="12"/>'Motorisaton', <text:s text:c="2"/>'Producton', <text:s/>'Piece'), <text:s text:c="2"/>-- [TXT] fautes frappe (55, 'MOTEUR M450', <text:s text:c="13"/>'MOTORISATION', <text:s/>'PRODUCTION', 'PIECE'), <text:s/>-- [TXT][D] majuscules (56, 'Test produit', <text:s text:c="12"/>'Test', <text:s text:c="9"/>'Test', <text:s text:c="6"/>'Test'), <text:s text:c="3"/>-- [TXT] données test (57, 'P', <text:s text:c="23"/>'E', <text:s text:c="12"/>'F', <text:s text:c="9"/>'U'), <text:s text:c="6"/>-- [TXT] trop court (58, 'Générateur GX100', <text:s text:c="8"/>'Energie', <text:s text:c="6"/>'Production', 'Unité'), (59, 'Transformateur TX5', <text:s text:c="6"/>'Electronique', <text:s/>'Assemblage', 'Unité'), (60, 'Condensateur CX20', <text:s text:c="7"/>'Electronique', <text:s/>'Fabrication','Pièce'); GO</text:p>
      <text:p text:style-name="Text_20_body">-- ============================================================ -- 5. DIM_Machine_avant_ETL -- ============================================================ INSERT INTO dbo.DIM_Machine_avant_ETL VALUES (1, <text:s/>'CNC-001', <text:s text:c="3"/>'Usinage', <text:s text:c="3"/>'ATELIER-A', 480), (2, <text:s/>'CNC-001', <text:s text:c="3"/>'Usinage', <text:s text:c="3"/>'ATELIER-A', 480), <text:s text:c="3"/>-- [D] doublon exact (3, <text:s/>'CNC-002', <text:s text:c="3"/>'Usinage', <text:s text:c="3"/>'ATELIER-B', 480), (4, <text:s/>' <text:s/>CNC-002 ',' <text:s/>Usinage ', ' ATELIER-B',480), <text:s text:c="3"/>-- [TXT] espaces (5, <text:s/>'cnc-002', <text:s text:c="3"/>'usinage', <text:s text:c="3"/>'atelier-b', 480), <text:s text:c="3"/>-- [TXT] minuscules (6, <text:s/>'TOUR-001', <text:s text:c="2"/>'Tournage', <text:s text:c="2"/>'ATELIER-A', 420), (7, <text:s/>'TOUR-002', <text:s text:c="2"/>'Tournage', <text:s text:c="2"/>'ATELIER-B', 420), (8, <text:s/>'PRESS-001', <text:s/>'Pressage', <text:s text:c="2"/>'ATELIER-C', 360), (9, <text:s/>'PRESS-002', <text:s/>'Pressage', <text:s text:c="2"/>'ATELIER-D', 360), (10, 'WELD-001', <text:s text:c="2"/>'Soudure', <text:s text:c="3"/>'ATELIER-A', 400), (11, 'WELD-002', <text:s text:c="2"/>'Soudure', <text:s text:c="3"/>'ATELIER-B', 400), (12, 'ROBOT-001', <text:s/>'Robotique', <text:s/>'ATELIER-C', 600), (13, 'ROBOT-002', <text:s/>'Robotique', <text:s/>'ATELIER-D', 600), (14, 'PAINT-001', <text:s/>'Peinture', <text:s text:c="2"/>'ATELIER-A', 300), (15, 'PAINT-002', <text:s/>'Peinture', <text:s text:c="2"/>'ATELIER-B', 300), (16, 'ASSEM-001', <text:s/>'Assemblage', 'ATELIER-C', 480), (17, 'ASSEM-002', <text:s/>'Assemblage', 'ATELIER-D', 480), (18, 'TEST-001', <text:s text:c="2"/>'Test', <text:s text:c="6"/>'ATELIER-A', 240), (19, 'TEST-002', <text:s text:c="2"/>'Test', <text:s text:c="6"/>'ATELIER-B', 240), (20, 'LASER-001', <text:s/>'Découpe', <text:s text:c="3"/>'ATELIER-<text:soft-page-break/>C', 500), (21, NULL, <text:s text:c="8"/>'Usinage', <text:s text:c="3"/>'ATELIER-A', 480), <text:s text:c="3"/>-- [N] Nom NULL (22, 'CNC-010', <text:s text:c="3"/>NULL, <text:s text:c="8"/>'ATELIER-B', 420), <text:s text:c="3"/>-- [N] Groupe NULL (23, 'TOUR-010', <text:s text:c="2"/>'Tournage', <text:s text:c="2"/>NULL, <text:s text:c="7"/>360), <text:s text:c="3"/>-- [N] Site NULL (24, 'PRESS-010', <text:s/>'Pressage', <text:s text:c="2"/>'ATELIER-C', NULL), <text:s text:c="2"/>-- [N] Capacite NULL (25, NULL, <text:s text:c="8"/>NULL, <text:s text:c="8"/>NULL, <text:s text:c="7"/>NULL), <text:s text:c="2"/>-- [N] tout NULL (26, 'CNC-003', <text:s text:c="3"/>'Usinage', <text:s text:c="3"/>'ATELIER-A', -480), <text:s text:c="2"/>-- [NEG] capacité négative (27, 'TOUR-003', <text:s text:c="2"/>'Tournage', <text:s text:c="2"/>'ATELIER-B', -360), <text:s text:c="2"/>-- [NEG] capacité négative (28, 'PRESS-003', <text:s/>'Pressage', <text:s text:c="2"/>'ATELIER-C', 0), <text:s text:c="5"/>-- [Z] capacité zéro (29, 'WELD-003', <text:s text:c="2"/>'Soudure', <text:s text:c="3"/>'ATELIER-D', 0), <text:s text:c="5"/>-- [Z] capacité zéro (30, 'ROBOT-003', <text:s/>'Robotique', <text:s/>'ATELIER-A', 99999), <text:s/>-- [AB] capacité aberrante (31, 'ASSEM-003', <text:s/>'Assemblage', 'ATELIER-B', 99999), <text:s/>-- [AB] capacité aberrante (32, 'TEST-003', <text:s text:c="2"/>'Test', <text:s text:c="6"/>'ATELIER-C', 9999), <text:s text:c="2"/>-- [AB] capacité aberrante (33, 'LASER-002', <text:s/>'Découpe', <text:s text:c="3"/>'ATELIER-D', 500), (34, 'LASER-003', <text:s/>'Découpe', <text:s text:c="3"/>'ATELIER-A', 500), (35, 'GRIND-001', <text:s/>'Meulage', <text:s text:c="3"/>'ATELIER-B', 320), (36, 'GRIND-002', <text:s/>'Meulage', <text:s text:c="3"/>'ATELIER-C', 320), (37, 'DRILL-001', <text:s/>'Perçage', <text:s text:c="3"/>'ATELIER-D', 280), (38, 'DRILL-002', <text:s/>'Perçage', <text:s text:c="3"/>'ATELIER-A', 280), (39, 'MILL-001', <text:s text:c="2"/>'Fraisage', <text:s text:c="2"/>'ATELIER-B', 440), (40, 'MILL-002', <text:s text:c="2"/>'Fraisage', <text:s text:c="2"/>'ATELIER-C', 440), (41, 'HEAT-001', <text:s text:c="2"/>'Traitement', 'ATELIER-D', 380), (42, 'HEAT-002', <text:s text:c="2"/>'Traitement', 'ATELIER-A', 380), (43, 'COAT-001', <text:s text:c="2"/>'Revêtement', 'ATELIER-B', 260), (44, 'COAT-002', <text:s text:c="2"/>'Revêtement', 'ATELIER-C', 260), (45, 'PACK-001', <text:s text:c="2"/>'Emballage', <text:s/>'ATELIER-D', 300), (46, '', <text:s text:c="10"/>'Usinage', <text:s text:c="3"/>'ATELIER-A', 480), <text:s text:c="3"/>-- [TXT] Nom vide (47, 'MACH-001', <text:s text:c="2"/>'', <text:s text:c="10"/>'ATELIER-B', 420), <text:s text:c="3"/>-- [TXT] Groupe vide (48, 'MACH-002', <text:s text:c="2"/>'Tournage', <text:s text:c="2"/>'', <text:s text:c="9"/>360), <text:s text:c="3"/>-- [TXT] Site vide (49, 'CNC-001', <text:s text:c="3"/>'Usinage', <text:s text:c="3"/>'ATELIER-A', 480), <text:s text:c="3"/>-- [D] doublon Id=1 (50, 'CNC-002', <text:s text:c="3"/>'Usinage', <text:s text:c="3"/>'ATELIER-B', 480), <text:s text:c="3"/>-- [D] doublon Id=3 (51, 'xxx', <text:s text:c="7"/>'xxx', <text:s text:c="7"/>'xxx', <text:s text:c="6"/>0), <text:s text:c="5"/>-- [TXT] sans sens (52, '99999', <text:s text:c="5"/>'99999', <text:s text:c="5"/>'99999', <text:s text:c="4"/>99999), <text:s/>-- [AB] tout aberrant (53, 'CNC-001', <text:s text:c="3"/>'USINAGE', <text:s text:c="3"/>'ATELIER-A', 480), <text:s text:c="3"/>-- [D][TXT] doublon majuscules (54, 'Cnc-001', <text:s text:c="3"/>'Usinage', <text:s text:c="3"/>'Atelier-A', 480), <text:s text:c="3"/>-- [D][TXT] casse mixte (55, 'TEST', <text:s text:c="6"/>'Test', <text:s text:c="6"/>'TEST', <text:s text:c="5"/>-999), <text:s text:c="2"/>-- [NEG][TXT] (56, 'PACK-002', <text:s text:c="2"/>'Emballage', <text:s/>'ATELIER-A', 300), (57, 'PACK-003', <text:s text:c="2"/>'Emballage', <text:s/>'ATELIER-B', 300), (58, 'INSP-001', <text:s text:c="2"/>'Inspection', 'ATELIER-C', 200), (59, 'INSP-002', <text:s text:c="2"/>'Inspection', 'ATELIER-D', 200), (60, 'CONV-001', <text:s text:c="2"/>'Convoyeur', <text:s/>'ATELIER-A', 600); GO</text:p>
      <text:p text:style-name="Text_20_body">-- ============================================================ -- 6. FAIT_Ventes_avant_ETL -- ============================================================ INSERT INTO dbo.FAIT_Ventes_avant_ETL VALUES (1, <text:s/>1, <text:s/>1, <text:s/>1, <text:s text:c="2"/>50, <text:s text:c="2"/>285.5, <text:s/>14275), (2, <text:s/>2, <text:s/>4, <text:s/>2, <text:s text:c="2"/>100, <text:s/>45.0, <text:s text:c="2"/>4500), (3, <text:s/>3, <text:s/>6, <text:s/>3, <text:s text:c="2"/>25, <text:s text:c="2"/>650.0, <text:s/>16250), (4, <text:s/>4, <text:s/>7, <text:s/>4, <text:s text:c="2"/>60, <text:s text:c="2"/>120.0, <text:s/>7200), (5, <text:s/>5, <text:s/>10, 5, <text:s text:c="2"/>15, <text:s text:c="2"/>980.0, <text:s/>14700), (6, <text:s/>6, <text:s/>12, 6, <text:s text:c="2"/>16, <text:s text:c="2"/>350.6, <text:s/>5609.6), (7, <text:s/>7, <text:s/>14, 7, <text:s text:c="2"/>27, <text:s text:c="2"/>350.6, <text:s/>9466.2), (8, <text:s/>8, <text:s/>16, 8, <text:s text:c="2"/>45, <text:s text:c="2"/>78.5, <text:s text:c="2"/>3532.5), (9, <text:s/>9, <text:s/>17, 9, <text:s text:c="2"/>12, <text:s text:c="2"/>1250.0, 15000), (10, 10, 18, 10, <text:s/>8, <text:s text:c="3"/>2100.0, 16800), (11, 11, 19, 11, <text:s/>200, <text:s/>12.5, <text:s text:c="2"/>2500), (12, 12, 20, 12, <text:s/>35, <text:s text:c="2"/>145.0, <text:s/>5075), (13, 13, 1, <text:s/>13, <text:s/>30, <text:s text:c="2"/>412.0, <text:s/>12360), (14, 14, 4, <text:s/>14, <text:s/>80, <text:s text:c="2"/>95.0, <text:s text:c="2"/>7600), (15, 15, 6, <text:s/>15, <text:s/>18, <text:s text:c="2"/>750.0, <text:s/>13500), (16, 16, 8, <text:s/>16, <text:s/>22, <text:s text:c="2"/>920.0, <text:s/>20240), (17, 17, 10, 17, <text:s/>40, <text:s text:c="2"/>210.0, <text:s/>8400), (18, 18, 12, 18, <text:s/>60, <text:s text:c="2"/>85.0, <text:s text:c="2"/>5100), (19, 19, 17, 19, <text:s/>25, <text:s text:c="2"/>380.0, <text:s/>9500), (20, 20, 19, 20, <text:s/>90, <text:s text:c="2"/>55.0, <text:s text:c="2"/>4950), (21, NULL,1, <text:s/>21, <text:s/>10, <text:s text:c="2"/>100.0, <text:s/>1000), <text:s/>-- [N] Id_Temps NULL (22, 1, <text:s/>NULL,22, <text:s/>15, <text:s text:c="2"/>200.0, <text:s/>3000), <text:s/>-- [N] Id_Produit NULL (23, 2, <text:s/>4, <text:s/>NULL, 20, <text:s text:c="2"/>300.0, <text:s/>6000), <text:s/>-- [N] Id_Client NULL (24, NULL,NULL,NULL,NULL, NULL, <text:s text:c="2"/>NULL), <text:s/>-- [N] tout NULL (25, 3, <text:s/>6, <text:s/>3, <text:s text:c="2"/>-10, <text:s/>650.0, <text:s/>-6500), -- [NEG] QteVendue négative (26, 4, <text:s/>7, <text:s/>4, <text:s text:c="2"/>50, <text:s text:c="2"/>-120.0, -6000), -- [NEG] Prix négatif (27, 5, <text:s/>10, 5, <text:s text:c="2"/>-20, <text:s/>-980.0, 19600), -- [NEG] Qte et Prix négatifs (28, 6, <text:s/>1, <text:s/>6, <text:s text:c="2"/>0, <text:s text:c="3"/>0, <text:s text:c="5"/>0), <text:s text:c="4"/>-- [Z] ligne zéro (29, 7, <text:s/>4, <text:s/>7, <text:s text:c="2"/>0, <text:s text:c="3"/>0, <text:s text:c="5"/>0), <text:s text:c="4"/>-- [Z] ligne zéro (30, 8, <text:s/>6, <text:s/>8, <text:s text:c="2"/>0, <text:s text:c="3"/>0, <text:s text:c="5"/>0), <text:s text:c="4"/>-- [Z] ligne <text:soft-page-break/>zéro (31, 9, <text:s/>7, <text:s/>9, <text:s text:c="2"/>99999, 285.5, <text:s/>99999),-- [AB] Qte aberrante (32, 10, 10, 10, <text:s/>50, <text:s text:c="2"/>99999, <text:s/>99999), -- [AB] Prix aberrant (33, 11, 12, 11, <text:s/>9999, 9999, <text:s text:c="2"/>9999), <text:s/>-- [AB] tout aberrant (34, 1, <text:s/>1, <text:s/>1, <text:s text:c="2"/>50, <text:s text:c="2"/>285.5, <text:s/>14275), -- [D] doublon Id=1 (35, 2, <text:s/>4, <text:s/>2, <text:s text:c="2"/>100, <text:s/>45.0, <text:s text:c="2"/>4500), <text:s/>-- [D] doublon Id=2 (36, 12, 14, 12, <text:s/>5, <text:s text:c="3"/>350.6, <text:s/>1753), <text:s/>-- [INC] MontantHT ≠ Qte*Prix (37, 13, 16, 13, <text:s/>30, <text:s text:c="2"/>920.0, <text:s/>999), <text:s text:c="2"/>-- [INC] MontantHT incorrect (38, 14, 17, 14, <text:s/>12, <text:s text:c="2"/>1250.0, 999), <text:s text:c="2"/>-- [INC] MontantHT incorrect (39, 15, 1, <text:s/>15, <text:s/>40, <text:s text:c="2"/>285.5, <text:s/>14275), -- [INC] MontantHT ne correspond pas (40, 16, 4, <text:s/>16, <text:s/>70, <text:s text:c="2"/>45.0, <text:s text:c="2"/>5000), <text:s/>-- [INC] MontantHT approximatif (41, 21, 21, 21, <text:s/>10, <text:s text:c="2"/>150.0, <text:s/>1500), (42, 22, 22, 22, <text:s/>8, <text:s text:c="3"/>200.0, <text:s/>1600), (43, 23, 23, 23, <text:s/>5, <text:s text:c="3"/>500.0, <text:s/>2500), (44, 24, 24, 24, <text:s/>20, <text:s text:c="2"/>75.0, <text:s text:c="2"/>1500), (45, 25, 25, 25, <text:s/>15, <text:s text:c="2"/>120.0, <text:s/>1800), (46, 26, 26, 26, <text:s/>12, <text:s text:c="2"/>300.0, <text:s/>3600), (47, 27, 27, 27, <text:s/>6, <text:s text:c="3"/>800.0, <text:s/>4800), (48, 28, 28, 28, <text:s/>25, <text:s text:c="2"/>180.0, <text:s/>4500), (49, 29, 29, 29, <text:s/>18, <text:s text:c="2"/>450.0, <text:s/>8100), (50, 30, 30, 30, <text:s/>22, <text:s text:c="2"/>680.0, <text:s/>14960), (51, 1, <text:s/>31, 31, <text:s/>4, <text:s text:c="3"/>12000, <text:s/>48000), (52, 2, <text:s/>32, 32, <text:s/>75, <text:s text:c="2"/>180.0, <text:s/>13500), (53, 3, <text:s/>33, 33, <text:s/>30, <text:s text:c="2"/>450.0, <text:s/>13500), (54, 4, <text:s/>34, 34, <text:s/>20, <text:s text:c="2"/>680.0, <text:s/>13600), (55, 5, <text:s/>35, 35, <text:s/>15, <text:s text:c="2"/>1100.0, 16500), (56, 6, <text:s/>36, 36, <text:s/>12, <text:s text:c="2"/>1450.0, 17400), (57, 7, <text:s/>37, 37, <text:s/>35, <text:s text:c="2"/>220.0, <text:s/>7700), (58, 8, <text:s/>38, 38, <text:s/>90, <text:s text:c="2"/>55.0, <text:s text:c="2"/>4950), (59, 9, <text:s/>39, 39, <text:s/>6, <text:s text:c="3"/>3800.0, 22800), (60, 10, 40, 40, <text:s/>55, <text:s text:c="2"/>42.0, <text:s text:c="2"/>2310); GO</text:p>
      <text:p text:style-name="Text_20_body">-- ============================================================ -- 7. FAIT_Achats_avant_ETL -- ============================================================ INSERT INTO dbo.FAIT_Achats_avant_ETL VALUES (1, <text:s/>1, <text:s/>1, <text:s/>1, <text:s text:c="2"/>50, <text:s text:c="2"/>200.0, <text:s/>10, 12), (2, <text:s/>2, <text:s/>4, <text:s/>2, <text:s text:c="2"/>100, <text:s/>35.0, <text:s text:c="2"/>7, <text:s/>7), (3, <text:s/>3, <text:s/>6, <text:s/>3, <text:s text:c="2"/>25, <text:s text:c="2"/>500.0, <text:s/>14, 16), (4, <text:s/>4, <text:s/>7, <text:s/>4, <text:s text:c="2"/>60, <text:s text:c="2"/>90.0, <text:s text:c="2"/>10, 15), (5, <text:s/>5, <text:s/>10, 5, <text:s text:c="2"/>15, <text:s text:c="2"/>750.0, <text:s/>21, 21), (6, <text:s/>6, <text:s/>12, 6, <text:s text:c="2"/>16, <text:s text:c="2"/>280.0, <text:s/>5, <text:s/>5), (7, <text:s/>7, <text:s/>14, 7, <text:s text:c="2"/>27, <text:s text:c="2"/>280.0, <text:s/>4, <text:s/>4), (8, <text:s/>8, <text:s/>16, 8, <text:s text:c="2"/>45, <text:s text:c="2"/>60.0, <text:s text:c="2"/>8, <text:s/>10), (9, <text:s/>9, <text:s/>17, 9, <text:s text:c="2"/>12, <text:s text:c="2"/>1000.0, 9, <text:s/>9), (10, 10, 18, 10, <text:s/>8, <text:s text:c="3"/>1700.0, 11, 13), (11, 11, 19, 11, <text:s/>200, <text:s/>10.0, <text:s text:c="2"/>5, <text:s/>5), (12, 12, 20, 12, <text:s/>35, <text:s text:c="2"/>115.0, <text:s/>7, <text:s/>8), (13, 13, 1, <text:s/>13, <text:s/>30, <text:s text:c="2"/>320.0, <text:s/>12, 12), (14, 14, 4, <text:s/>14, <text:s/>80, <text:s text:c="2"/>75.0, <text:s text:c="2"/>6, <text:s/>9), (15, 15, 6, <text:s/>15, <text:s/>18, <text:s text:c="2"/>600.0, <text:s/>15, 15), (16, 16, 8, <text:s/>16, <text:s/>22, <text:s text:c="2"/>740.0, <text:s/>10, 12), (17, 17, 10, 17, <text:s/>40, <text:s text:c="2"/>168.0, <text:s/>8, <text:s/>8), (18, 18, 12, 18, <text:s/>60, <text:s text:c="2"/>68.0, <text:s text:c="2"/>7, <text:s/>10), (19, 19, 17, 19, <text:s/>25, <text:s text:c="2"/>304.0, <text:s/>11, 11), (20, 20, 19, 20, <text:s/>90, <text:s text:c="2"/>44.0, <text:s text:c="2"/>5, <text:s/>5), (21, NULL,1, 1, <text:s text:c="2"/>10, <text:s text:c="2"/>100.0, <text:s/>7, <text:s/>7), <text:s text:c="3"/>-- [N] Id_Temps NULL (22, 1, <text:s/>NULL,2, <text:s/>20, <text:s text:c="2"/>200.0, <text:s/>10, 12), <text:s text:c="2"/>-- [N] Id_Produit NULL (23, 2, <text:s/>4, <text:s/>NULL,15, <text:s text:c="2"/>300.0, <text:s/>5, <text:s/>5), <text:s text:c="3"/>-- [N] Id_Fournisseur NULL (24, NULL,NULL,NULL,NULL,NULL, <text:s/>NULL,NULL), -- [N] tout NULL (25, 3, <text:s/>6, <text:s/>3, <text:s text:c="2"/>-25, <text:s/>500.0, <text:s/>14, 16), <text:s text:c="2"/>-- [NEG] Qte négative (26, 4, <text:s/>7, <text:s/>4, <text:s text:c="2"/>50, <text:s text:c="2"/>-90.0, <text:s/>10, 10), <text:s text:c="2"/>-- [NEG] Prix négatif (27, 5, <text:s/>10, 5, <text:s text:c="2"/>0, <text:s text:c="3"/>0, <text:s text:c="5"/>0, <text:s/>0), <text:s text:c="4"/>-- [Z] ligne zéro (28, 6, <text:s/>12, 6, <text:s text:c="2"/>0, <text:s text:c="3"/>0, <text:s text:c="5"/>0, <text:s/>0), <text:s text:c="4"/>-- [Z] ligne zéro (29, 7, <text:s/>14, 7, <text:s text:c="2"/>99999,750.0, <text:s/>5, <text:s/>5), <text:s text:c="4"/>-- [AB] Qte aberrante (30, 8, <text:s/>16, 8, <text:s text:c="2"/>20, <text:s text:c="2"/>99999, <text:s/>7, <text:s/>7), <text:s text:c="4"/>-- [AB] Prix aberrant (31, 9, <text:s/>17, 9, <text:s text:c="2"/>12, <text:s text:c="2"/>1000.0, -5, 9), <text:s text:c="4"/>-- [NEG] Delai convenu négatif (32, 10, 18, 10, <text:s/>8, <text:s text:c="3"/>1700.0, 11, -3), <text:s text:c="3"/>-- [NEG] Delai réel négatif (33, 11, 19, 11, <text:s/>200, <text:s/>10.0, <text:s text:c="2"/>0, <text:s/>5), <text:s text:c="4"/>-- [INC] Delai convenu = 0 (34, 12, 20, 12, <text:s/>35, <text:s text:c="2"/>115.0, <text:s/>99999,99999),-- [AB] délais aberrants (35, 1, <text:s/>1, <text:s/>1, <text:s text:c="2"/>50, <text:s text:c="2"/>200.0, <text:s/>10, 12), <text:s text:c="3"/>-- [D] doublon Id=1 (36, 2, <text:s/>4, <text:s/>2, <text:s text:c="2"/>100, <text:s/>35.0, <text:s text:c="2"/>7, <text:s/>7), <text:s text:c="4"/>-- [D] doublon Id=2 (37, 13, 21, 13, <text:s/>8, <text:s text:c="3"/>560.0, <text:s/>14, 14), (38, 14, 22, 14, <text:s/>12, <text:s text:c="2"/>1450.0, 10, 10), (39, 15, 23, 15, <text:s/>35, <text:s text:c="2"/>220.0, <text:s/>7, <text:s/>9), (40, 16, 24, 16, <text:s/>6, <text:s text:c="3"/>3800.0, 21, 21), (41, 17, 25, 17, <text:s/>25, <text:s text:c="2"/>380.0, <text:s/>11, 13), (42, 18, 26, 18, <text:s/>8, <text:s text:c="3"/>2800.0, 12, 12), (43, 19, 27, 19, <text:s/>18, <text:s text:c="2"/>560.0, <text:s/>8, <text:s/>8), (44, 20, 28, 20, <text:s/>55, <text:s text:c="2"/>42.0, <text:s text:c="2"/>5, <text:s/>7), (45, 21, 29, 21, <text:s/>4, <text:s text:c="3"/>12000, <text:s/>30, 30), (46, 22, 30, 22, <text:s/>75, <text:s text:c="2"/>180.0, <text:s/>14, 14), (47, 23, 31, 23, <text:s/>30, <text:s text:c="2"/>450.0, <text:s/>10, 12), (48, 24, 32, 24, <text:s/>20, <text:s text:c="2"/>680.0, <text:s/>8, <text:s/>8), (49, 25, 33, 25, <text:s/>15, <text:s text:c="2"/>1100.0, 11, 11), (50, 26, 34, 26, <text:s/>12, <text:s text:c="2"/>1450.0, 7, <text:s/>9), (51, 27, 35, 27, <text:s/>35, <text:s text:c="2"/>220.0, <text:s/>6, <text:s/>6), (52, 28, 36, 28, <text:s/>90, <text:s text:c="2"/>55.0, <text:s text:c="2"/>5, <text:s/>5), (53, 29, 37, 29, <text:s/>6, <text:s text:c="3"/>3800.0, 8, <text:s/>10), (54, 30, 38, 30, <text:s/>25, <text:s text:c="2"/>380.0, <text:s/>7, <text:s/>7), (55, 1, <text:s/>39, 1, <text:s text:c="2"/>18, <text:s text:c="2"/>560.0, <text:s/>14, 14), (56, 2, <text:s/>40, 2, <text:s text:c="2"/>8, <text:s text:c="3"/>2800.0, 10, 12), (57, 3, <text:s/>41, 3, <text:s text:c="2"/>55, <text:s text:c="2"/>42.0, <text:s text:c="2"/>5, <text:s/>5), (58, 4, <text:s/>42, 4, <text:s text:c="2"/>4, <text:s text:c="3"/>12000, <text:s/>30, 35), (59, 5, <text:s/>43, 5, <text:s text:c="2"/>75, <text:s text:c="2"/>180.0, <text:s/>14, 14), (60, 6, <text:s/>44, 6, <text:s text:c="2"/>30, <text:s text:c="2"/>450.0, <text:s/>10, 10); GO</text:p>
      <text:p text:style-name="Text_20_body"><text:soft-page-break/>-- ============================================================ -- 8. FAIT_Production_avant_ETL -- ============================================================ INSERT INTO dbo.FAIT_Production_avant_ETL VALUES (1, <text:s/>1, <text:s/>1, <text:s/>1, <text:s text:c="2"/>130, 3500, <text:s/>25.5, 50), (2, <text:s/>2, <text:s/>4, <text:s/>4, <text:s text:c="2"/>160, 3200, <text:s/>22.0, 100), (3, <text:s/>3, <text:s/>6, <text:s/>6, <text:s text:c="2"/>180, 8000, <text:s/>30.0, 25), (4, <text:s/>4, <text:s/>7, <text:s/>7, <text:s text:c="2"/>170, 4000, <text:s/>28.5, 60), (5, <text:s/>5, <text:s/>10, 10, <text:s/>190, 6000, <text:s/>32.0, 15), (6, <text:s/>6, <text:s/>12, 12, <text:s/>210, 2800, <text:s/>18.5, 16), (7, <text:s/>7, <text:s/>14, 14, <text:s/>230, 4200, <text:s/>20.0, 27), (8, <text:s/>8, <text:s/>16, 16, <text:s/>260, 1800, <text:s/>15.0, 45), (9, <text:s/>9, <text:s/>17, 17, <text:s/>270, 9500, <text:s/>40.0, 12), (10, 10, 18, 18, <text:s/>280, 12000, 50.0, 8), (11, 11, 19, 19, <text:s/>290, 800, <text:s text:c="2"/>10.0, 200), (12, 12, 20, 20, <text:s/>300, 3200, <text:s/>22.5, 35), (13, 13, 1, <text:s/>1, <text:s text:c="2"/>130, 3400, <text:s/>24.0, 30), (14, 14, 4, <text:s/>4, <text:s text:c="2"/>160, 3000, <text:s/>20.0, 80), (15, 15, 6, <text:s/>6, <text:s text:c="2"/>180, 7500, <text:s/>28.0, 18), (16, 16, 8, <text:s/>8, <text:s text:c="2"/>200, 4500, <text:s/>26.0, 22), (17, 17, 10, 10, <text:s/>190, 5800, <text:s/>30.0, 40), (18, 18, 12, 12, <text:s/>210, 2600, <text:s/>17.0, 60), (19, 19, 17, 17, <text:s/>270, 9000, <text:s/>38.0, 25), (20, 20, 19, 19, <text:s/>290, 750, <text:s text:c="2"/>9.5, <text:s/>90), (21, NULL,1, 1, <text:s text:c="2"/>130, 3500, <text:s/>25.5, 50), <text:s text:c="2"/>-- [N] Id_Temps NULL (22, 1, <text:s/>NULL,4, <text:s/>160, 3200, <text:s/>22.0, 100), <text:s/>-- [N] Id_Produit NULL (23, 2, <text:s/>6, <text:s/>NULL,180, 8000, <text:s/>30.0, 25), <text:s text:c="2"/>-- [N] Id_Machine NULL (24, NULL,NULL,NULL,NULL,NULL, NULL, NULL), -- [N] tout NULL (25, 3, <text:s/>7, <text:s/>7, <text:s text:c="2"/>-170,4000, <text:s/>28.5, 60), <text:s text:c="2"/>-- [NEG] Heures négatives (26, 4, <text:s/>10, 10, <text:s/>190, -6000, 32.0, 15), <text:s text:c="2"/>-- [NEG] Matière négative (27, 5, <text:s/>12, 12, <text:s/>210, 2800, <text:s/>-18.5,16), <text:s text:c="2"/>-- [NEG] Coût/h négatif (28, 6, <text:s/>14, 14, <text:s/>230, 4200, <text:s/>20.0, -27), <text:s/>-- [NEG] Quantité négative (29, 7, <text:s/>16, 16, <text:s/>0, <text:s text:c="2"/>0, <text:s text:c="4"/>0, <text:s text:c="3"/>0), <text:s text:c="3"/>-- [Z] ligne zéro (30, 8, <text:s/>17, 17, <text:s/>0, <text:s text:c="2"/>0, <text:s text:c="4"/>0, <text:s text:c="3"/>0), <text:s text:c="3"/>-- [Z] ligne zéro (31, 9, <text:s/>1, <text:s/>1, <text:s text:c="2"/>99999,3500, 25.5, 50), <text:s text:c="2"/>-- [AB] Heures aberrantes (32, 10, 4, <text:s/>4, <text:s text:c="2"/>160, 99999, 22.0, 100), <text:s/>-- [AB] Matière aberrante (33, 11, 6, <text:s/>6, <text:s text:c="2"/>180, 8000, <text:s/>99999,25), <text:s text:c="2"/>-- [AB] Coût aberrant (34, 12, 7, <text:s/>7, <text:s text:c="2"/>170, 4000, <text:s/>28.5, 99999),-- [AB] Qté aberrante (35, 1, <text:s/>1, <text:s/>1, <text:s text:c="2"/>130, 3500, <text:s/>25.5, 50), <text:s text:c="2"/>-- [D] doublon Id=1 (36, 2, <text:s/>4, <text:s/>4, <text:s text:c="2"/>160, 3200, <text:s/>22.0, 100), <text:s/>-- [D] doublon Id=2 (37, 13, 21, 12, <text:s/>330, 1200, <text:s/>18.0, 18), (38, 14, 22, 13, <text:s/>340, 11000, 45.0, 8), (39, 15, 23, 14, <text:s/>350, 10000, 42.0, 10), (40, 16, 24, 15, <text:s/>360, 5000, <text:s/>28.0, 22), (41, 17, 25, 16, <text:s/>370, 1800, <text:s/>15.0, 4), (42, 18, 26, 17, <text:s/>380, 800, <text:s text:c="2"/>10.0, 75), (43, 19, 27, 18, <text:s/>390, 3500, <text:s/>22.0, 30), (44, 20, 28, 19, <text:s/>400, 2500, <text:s/>20.0, 20), (45, 21, 29, 20, <text:s/>410, 4500, <text:s/>28.0, 15), (46, 22, 30, 21, <text:s/>420, 1500, <text:s/>14.0, 50), (47, 23, 31, 22, <text:s/>330, 800, <text:s text:c="2"/>10.0, 4), (48, 24, 32, 23, <text:s/>340, 3000, <text:s/>22.0, 75), (49, 25, 33, 24, <text:s/>350, 2000, <text:s/>18.0, 30), (50, 26, 34, 25, <text:s/>360, 4000, <text:s/>26.0, 20), (51, 27, 35, 26, <text:s/>370, 6000, <text:s/>32.0, 15), (52, 28, 36, 27, <text:s/>380, 1200, <text:s/>15.0, 12), (53, 29, 37, 28, <text:s/>390, 800, <text:s text:c="2"/>10.0, 35), (54, 30, 38, 29, <text:s/>400, 1500, <text:s/>14.0, 90), (55, 1, <text:s/>39, 30, <text:s/>410, 8000, <text:s/>38.0, 6), (56, 2, <text:s/>40, 31, <text:s/>420, 13000, 50.0, 8), (57, 3, <text:s/>41, 32, <text:s/>310, 1200, <text:s/>15.0, 25), (58, 4, <text:s/>42, 33, <text:s/>320, 2500, <text:s/>20.0, 8), (59, 5, <text:s/>43, 34, <text:s/>330, 500, <text:s text:c="2"/>8.0, <text:s/>15), (60, 6, <text:s/>44, 35, <text:s/>340, 800, <text:s text:c="2"/>10.0, 50); GO</text:p>
      <text:p text:style-name="Text_20_body">-- ============================================================ -- 9. FAIT_Qualite_avant_ETL -- ============================================================ INSERT INTO dbo.FAIT_Qualite_avant_ETL VALUES (1, <text:s/>1, <text:s/>1, <text:s/>1, <text:s text:c="2"/>2, <text:s text:c="2"/>50), (2, <text:s/>2, <text:s/>4, <text:s/>4, <text:s text:c="2"/>5, <text:s text:c="2"/>100), (3, <text:s/>3, <text:s/>6, <text:s/>6, <text:s text:c="2"/>1, <text:s text:c="2"/>25), (4, <text:s/>4, <text:s/>7, <text:s/>7, <text:s text:c="2"/>3, <text:s text:c="2"/>60), (5, <text:s/>5, <text:s/>10, 10, <text:s/>1, <text:s text:c="2"/>15), (6, <text:s/>6, <text:s/>12, 12, <text:s/>2, <text:s text:c="2"/>16), (7, <text:s/>7, <text:s/>14, 14, <text:s/>4, <text:s text:c="2"/>27), (8, <text:s/>8, <text:s/>16, 16, <text:s/>3, <text:s text:c="2"/>45), (9, <text:s/>9, <text:s/>17, 17, <text:s/>1, <text:s text:c="2"/>12), (10, 10, 18, 18, <text:s/>0, <text:s text:c="2"/>8), (11, 11, 19, 19, <text:s/>8, <text:s text:c="2"/>200), (12, 12, 20, 20, <text:s/>2, <text:s text:c="2"/>35), (13, 13, 1, <text:s/>1, <text:s text:c="2"/>1, <text:s text:c="2"/>30), (14, 14, 4, <text:s/>4, <text:s text:c="2"/>6, <text:s text:c="2"/>80), (15, 15, 6, <text:s/>6, <text:s text:c="2"/>2, <text:s text:c="2"/>18), (16, 16, 8, <text:s/>8, <text:s text:c="2"/>1, <text:s text:c="2"/>22), (17, 17, 10, 10, <text:s/>4, <text:s text:c="2"/>40), (18, 18, 12, 12, <text:s/>3, <text:s text:c="2"/>60), (19, 19, 17, 17, <text:s/>2, <text:s text:c="2"/>25), (20, 20, 19, 19, <text:s/>10, <text:s/>90), (21, NULL,1, 1, <text:s text:c="2"/>2, <text:s text:c="2"/>50), <text:s text:c="3"/>-- [N] Id_Temps NULL (22, 1, <text:s/>NULL,4, <text:s/>5, <text:s text:c="2"/>100), <text:s text:c="2"/>-- [N] Id_Produit NULL (23, 2, <text:s/>6, <text:s/>NULL,1, <text:s text:c="2"/>25), <text:s text:c="3"/>-- [N] Id_Machine NULL (24, NULL,NULL,NULL,NULL,NULL), -- [N] tout NULL (25, 3, <text:s/>7, <text:s/>7, <text:s text:c="2"/>-3, <text:s/>60), <text:s text:c="3"/>-- [NEG] QteDefectueuse négative (26, 4, <text:s/>10, 10, <text:s/>1, <text:s text:c="2"/>-15), <text:s text:c="2"/>-- [NEG] QteProduite négative (27, 5, <text:s/>12, 12, <text:s/>0, <text:s text:c="2"/>0), <text:s text:c="4"/>-- [Z] ligne zéro (28, 6, <text:s/>14, 14, <text:s/>0, <text:s text:c="2"/>0), <text:s text:c="4"/>-- [Z] ligne zéro (29, 7, <text:s/>16, 16, <text:s/>99999,45), <text:s text:c="2"/>-- [AB] QteDefect aberrante (30, 8, <text:s/>17, 17, <text:s/>1, <text:s text:c="2"/>99999), -- [AB] QteProduite aberrante (31, 9, <text:s/>1, <text:s/>1, <text:s text:c="2"/><text:soft-page-break/>60, <text:s/>50), <text:s text:c="3"/>-- [INC] QteDefect &gt; QteProduite (32, 10, 4, <text:s/>4, <text:s text:c="2"/>150, 100), <text:s text:c="2"/>-- [INC] QteDefect &gt; QteProduite (33, 11, 6, <text:s/>6, <text:s text:c="2"/>30, <text:s/>25), <text:s text:c="3"/>-- [INC] QteDefect &gt; QteProduite (34, 12, 7, <text:s/>7, <text:s text:c="2"/>70, <text:s/>60), <text:s text:c="3"/>-- [INC] QteDefect &gt; QteProduite (35, 1, <text:s/>1, <text:s/>1, <text:s text:c="2"/>2, <text:s text:c="2"/>50), <text:s text:c="3"/>-- [D] doublon Id=1 (36, 2, <text:s/>4, <text:s/>4, <text:s text:c="2"/>5, <text:s text:c="2"/>100), <text:s text:c="2"/>-- [D] doublon Id=2 (37, 13, 21, 12, <text:s/>1, <text:s text:c="2"/>18), (38, 14, 22, 13, <text:s/>0, <text:s text:c="2"/>8), (39, 15, 23, 14, <text:s/>2, <text:s text:c="2"/>10), (40, 16, 24, 15, <text:s/>1, <text:s text:c="2"/>22), (41, 17, 25, 16, <text:s/>0, <text:s text:c="2"/>4), (42, 18, 26, 17, <text:s/>5, <text:s text:c="2"/>75), (43, 19, 27, 18, <text:s/>2, <text:s text:c="2"/>30), (44, 20, 28, 19, <text:s/>1, <text:s text:c="2"/>20), (45, 21, 29, 20, <text:s/>3, <text:s text:c="2"/>15), (46, 22, 30, 21, <text:s/>4, <text:s text:c="2"/>50), (47, 23, 31, 22, <text:s/>0, <text:s text:c="2"/>4), (48, 24, 32, 23, <text:s/>6, <text:s text:c="2"/>75), (49, 25, 33, 24, <text:s/>1, <text:s text:c="2"/>30), (50, 26, 34, 25, <text:s/>2, <text:s text:c="2"/>20), (51, 27, 35, 26, <text:s/>1, <text:s text:c="2"/>15), (52, 28, 36, 27, <text:s/>0, <text:s text:c="2"/>12), (53, 29, 37, 28, <text:s/>3, <text:s text:c="2"/>35), (54, 30, 38, 29, <text:s/>7, <text:s text:c="2"/>90), (55, 1, <text:s/>39, 30, <text:s/>1, <text:s text:c="2"/>6), (56, 2, <text:s/>40, 31, <text:s/>0, <text:s text:c="2"/>8), (57, 3, <text:s/>41, 32, <text:s/>2, <text:s text:c="2"/>25), (58, 4, <text:s/>42, 33, <text:s/>1, <text:s text:c="2"/>8), (59, 5, <text:s/>43, 34, <text:s/>1, <text:s text:c="2"/>15), (60, 6, <text:s/>44, 35, <text:s/>4, <text:s text:c="2"/>50); GO</text:p>
      <text:p text:style-name="Text_20_body">-- ============================================================ -- 10. FAIT_Stock_avant_ETL -- ============================================================ INSERT INTO dbo.FAIT_Stock_avant_ETL VALUES (1, <text:s/>1, <text:s/>1, <text:s text:c="2"/>500, <text:s/>450), (2, <text:s/>2, <text:s/>4, <text:s text:c="2"/>1000, 955), (3, <text:s/>3, <text:s/>6, <text:s text:c="2"/>250, <text:s/>225), (4, <text:s/>4, <text:s/>7, <text:s text:c="2"/>600, <text:s/>540), (5, <text:s/>5, <text:s/>10, <text:s/>150, <text:s/>135), (6, <text:s/>6, <text:s/>12, <text:s/>160, <text:s/>144), (7, <text:s/>7, <text:s/>14, <text:s/>270, <text:s/>243), (8, <text:s/>8, <text:s/>16, <text:s/>450, <text:s/>405), (9, <text:s/>9, <text:s/>17, <text:s/>120, <text:s/>108), (10, 10, 18, <text:s/>80, <text:s text:c="2"/>72), (11, 11, 19, <text:s/>2000, 1800), (12, 12, 20, <text:s/>350, <text:s/>315), (13, 13, 1, <text:s text:c="2"/>300, <text:s/>270), (14, 14, 4, <text:s text:c="2"/>800, <text:s/>720), (15, 15, 6, <text:s text:c="2"/>180, <text:s/>162), (16, 16, 8, <text:s text:c="2"/>220, <text:s/>198), (17, 17, 10, <text:s/>400, <text:s/>360), (18, 18, 12, <text:s/>600, <text:s/>540), (19, 19, 17, <text:s/>250, <text:s/>225), (20, 20, 19, <text:s/>900, <text:s/>810), (21, NULL,1, <text:s/>500, <text:s/>450), <text:s text:c="3"/>-- [N] Id_Temps NULL (22, 1, <text:s/>NULL,1000, 900), <text:s text:c="3"/>-- [N] Id_Produit NULL (23, NULL,NULL,NULL,NULL), <text:s text:c="2"/>-- [N] tout NULL (24, 2, <text:s/>6, <text:s text:c="2"/>-250, 225), <text:s text:c="3"/>-- [NEG] StockEntree négatif (25, 3, <text:s/>7, <text:s text:c="2"/>600, <text:s/>-540), <text:s text:c="2"/>-- [NEG] StockSortie négatif (26, 4, <text:s/>10, <text:s/>-150, -135), <text:s text:c="2"/>-- [NEG] tout négatif (27, 5, <text:s/>12, <text:s/>0, <text:s text:c="3"/>0), <text:s text:c="5"/>-- [Z] ligne zéro (28, 6, <text:s/>14, <text:s/>0, <text:s text:c="3"/>0), <text:s text:c="5"/>-- [Z] ligne zéro (29, 7, <text:s/>16, <text:s/>99999,450), <text:s text:c="3"/>-- [AB] StockEntree aberrant (30, 8, <text:s/>17, <text:s/>500, <text:s/>99999), <text:s/>-- [AB] StockSortie aberrant (31, 9, <text:s/>1, <text:s text:c="2"/>100, <text:s/>900), <text:s text:c="3"/>-- [INC] StockSortie &gt; StockEntree (32, 10, 4, <text:s text:c="2"/>200, <text:s/>1500), <text:s text:c="2"/>-- [INC] StockSortie &gt; StockEntree (33, 11, 6, <text:s text:c="2"/>50, <text:s text:c="2"/>300), <text:s text:c="3"/>-- [INC] StockSortie &gt; StockEntree (34, 12, 7, <text:s text:c="2"/>80, <text:s text:c="2"/>600), <text:s text:c="3"/>-- [INC] StockSortie &gt; StockEntree (35, 1, <text:s/>1, <text:s text:c="2"/>500, <text:s/>450), <text:s text:c="3"/>-- [D] doublon Id=1 (36, 2, <text:s/>4, <text:s text:c="2"/>1000, 955), <text:s text:c="3"/>-- [D] doublon Id=2 (37, 13, 21, <text:s/>180, <text:s/>162), (38, 14, 22, <text:s/>80, <text:s text:c="2"/>72), (39, 15, 23, <text:s/>70, <text:s text:c="2"/>63), (40, 16, 24, <text:s/>220, <text:s/>198), (41, 17, 25, <text:s/>600, <text:s/>540), (42, 18, 26, <text:s/>400, <text:s/>360), (43, 19, 27, <text:s/>150, <text:s/>135), (44, 20, 28, <text:s/>30, <text:s text:c="2"/>27), (45, 21, 29, <text:s/>40, <text:s text:c="2"/>36), (46, 22, 30, <text:s/>200, <text:s/>180), (47, 23, 31, <text:s/>750, <text:s/>675), (48, 24, 32, <text:s/>300, <text:s/>270), (49, 25, 33, <text:s/>1100, 990), (50, 26, 34, <text:s/>120, <text:s/>108), (51, 27, 35, <text:s/>1450, 1305), (52, 28, 36, <text:s/>220, <text:s/>198), (53, 29, 37, <text:s/>350, <text:s/>315), (54, 30, 38, <text:s/>900, <text:s/>810), (55, 1, <text:s/>39, <text:s/>600, <text:s/>540), (56, 2, <text:s/>40, <text:s/>550, <text:s/>495), (57, 3, <text:s/>41, <text:s/>250, <text:s/>225), (58, 4, <text:s/>42, <text:s/>80, <text:s text:c="2"/>72), (59, 5, <text:s/>43, <text:s/>150, <text:s/>135), (60, 6, <text:s/>44, <text:s/>500, <text:s/>450); GO</text:p>
      <text:p text:style-name="Text_20_body">-- Vérification SELECT 'DIM_Client_avant_ETL' <text:s text:c="5"/>AS Table_Name, COUNT(<text:span text:style-name="T1">) AS NbLignes FROM dbo.DIM_Client_avant_ETL <text:s text:c="5"/>UNION ALL</text:span> <text:span text:style-name="T1">SELECT 'DIM_Fournisseur_avant_ETL', <text:s text:c="15"/>COUNT(</text:span>) <text:s text:c="12"/>FROM dbo.DIM_Fournisseur_avant_ETL UNION ALL SELECT 'DIM_Temps_avant_ETL', <text:s text:c="21"/>COUNT(<text:span text:style-name="T1">) <text:s text:c="12"/>FROM dbo.DIM_Temps_avant_ETL <text:s text:c="6"/>UNION ALL</text:span> <text:span text:style-name="T1">SELECT 'DIM_Produit_avant_ETL', <text:s text:c="19"/>COUNT(</text:span>) <text:s text:c="12"/>FROM dbo.DIM_Produit_avant_ETL <text:s text:c="4"/>UNION ALL SELECT 'DIM_Machine_avant_ETL', <text:s text:c="19"/>COUNT(<text:span text:style-name="T1">) <text:s text:c="12"/>FROM dbo.DIM_Machine_avant_ETL <text:s text:c="4"/>UNION ALL</text:span> <text:span text:style-name="T1">SELECT 'FAIT_Ventes_avant_ETL', <text:s text:c="19"/>COUNT(</text:span>) <text:s text:c="12"/>FROM dbo.FAIT_Ventes_avant_ETL <text:s text:c="4"/>UNION ALL SELECT 'FAIT_Achats_avant_ETL', <text:s text:c="19"/>COUNT(<text:span text:style-name="T1">) <text:s text:c="12"/>FROM dbo.FAIT_Achats_avant_ETL <text:s text:c="4"/>UNION ALL</text:span> <text:span text:style-name="T1">SELECT 'FAIT_Production_avant_ETL', <text:s text:c="15"/>COUNT(</text:span>) <text:s text:c="12"/>FROM dbo.FAIT_Production_avant_ETL UNION ALL SELECT 'FAIT_Qualite_avant_ETL', <text:s text:c="18"/>COUNT(<text:span text:style-name="T1">) <text:s text:c="12"/>FROM dbo.FAIT_Qualite_avant_ETL <text:s text:c="3"/></text:span><text:soft-page-break/><text:span text:style-name="T1">UNION ALL</text:span> <text:span text:style-name="T1">SELECT 'FAIT_Stock_avant_ETL', <text:s text:c="20"/>COUNT(</text:span>) <text:s text:c="12"/>FROM dbo.FAIT_Stock_avant_ETL; GO</text:p>
      <text:p text:style-name="Text_20_body">PRINT '✅ ÉTAPE 2 TERMINÉE : 60 lignes sales insérées dans chaque table'; GO</text:p>
      <text:p text:style-name="Text_20_body">,,,,,,,,,,,,,,,,,,,,,,,,,,,,,,,,,,,,,,,,,,,,,,,,,,,,,,,,,,,,,,,,,,,,,,,,,,,,,,,,,,,,,,,,,,,,</text:p>
      <text:p text:style-name="P1">remarque ici je met</text:p>
      <text:p text:style-name="P1"><text:span text:style-name="T2">CREATE</text:span> <text:span text:style-name="T2">TABLE</text:span> dbo<text:span text:style-name="T3">.</text:span>FAIT_Ventes <text:span text:style-name="T3">(</text:span> Id_Vente <text:span text:style-name="T2">INT</text:span> <text:span text:style-name="T4">NOT</text:span> <text:span text:style-name="T5">NULL</text:span><text:span text:style-name="T3">,</text:span> Id_Temps <text:span text:style-name="T2">INT</text:span> <text:span text:style-name="T4">NOT</text:span> <text:span text:style-name="T5">NULL</text:span><text:span text:style-name="T3">,</text:span> Id_Produit <text:span text:style-name="T2">INT</text:span> <text:span text:style-name="T4">NOT</text:span> <text:span text:style-name="T5">NULL</text:span><text:span text:style-name="T3">,</text:span> Id_Client <text:span text:style-name="T2">INT</text:span> <text:span text:style-name="T4">NOT</text:span> <text:span text:style-name="T5">NULL</text:span><text:span text:style-name="T3">,</text:span> QteVendue <text:span text:style-name="T2">FLOAT</text:span> <text:span text:style-name="T4">NOT</text:span> <text:span text:style-name="T5">NULL</text:span><text:span text:style-name="T3">,</text:span> PrixVenteUnitaire <text:span text:style-name="T2">FLOAT</text:span> <text:span text:style-name="T4">NOT</text:span> <text:span text:style-name="T5">NULL</text:span><text:span text:style-name="T3">,</text:span> MontantVenteHT <text:span text:style-name="T2">FLOAT</text:span> <text:span text:style-name="T4">NOT</text:span> <text:span text:style-name="T5">NULL</text:span><text:span text:style-name="T3">,</text:span> <text:span text:style-name="T2">CONSTRAINT</text:span> pk_fait_ventes <text:span text:style-name="T2">PRIMARY</text:span> <text:span text:style-name="T2">KEY</text:span> <text:span text:style-name="T3">(</text:span>Id_Vente<text:span text:style-name="T3">),</text:span> <text:span text:style-name="T2">CONSTRAINT</text:span> fk_ventes_temps <text:span text:style-name="T2">FOREIGN</text:span> <text:span text:style-name="T2">KEY</text:span> <text:span text:style-name="T3">(</text:span>Id_Temps<text:span text:style-name="T3">)</text:span> <text:span text:style-name="T2">REFERENCES</text:span> dbo<text:span text:style-name="T3">.</text:span>DIM_Temps <text:span text:style-name="T3">(</text:span>Id_Temps<text:span text:style-name="T3">),</text:span> <text:span text:style-name="T2">CONSTRAINT</text:span> fk_ventes_produit <text:span text:style-name="T2">FOREIGN</text:span> <text:span text:style-name="T2">KEY</text:span> <text:span text:style-name="T3">(</text:span>Id_Produit<text:span text:style-name="T3">)</text:span> <text:span text:style-name="T2">REFERENCES</text:span> dbo<text:span text:style-name="T3">.</text:span>DIM_Produit <text:span text:style-name="T3">(</text:span>Id_Produit<text:span text:style-name="T3">),</text:span> <text:span text:style-name="T2">CONSTRAINT</text:span> fk_ventes_client <text:span text:style-name="T2">FOREIGN</text:span> <text:span text:style-name="T2">KEY</text:span> <text:span text:style-name="T3">(</text:span>Id_Client<text:span text:style-name="T3">)</text:span> <text:span text:style-name="T2">REFERENCES</text:span> dbo<text:span text:style-name="T3">.</text:span>DIM_Client <text:span text:style-name="T3">(</text:span>Id_Client<text:span text:style-name="T3">)</text:span> <text:span text:style-name="T3">);</text:span> GO</text:p>
      <text:p text:style-name="P1">-→constraint <text:s/>fk_ventes_client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1T23:42:05.871478300</meta:creation-date>
    <dc:date>2026-03-12T00:17:54.680395500</dc:date>
    <meta:editing-duration>PT24M35S</meta:editing-duration>
    <meta:editing-cycles>3</meta:editing-cycles>
    <meta:generator>LibreOffice/26.2.0.3$Windows_X86_64 LibreOffice_project/620$Build-3</meta:generator>
    <meta:document-statistic meta:table-count="0" meta:image-count="0" meta:object-count="0" meta:page-count="11" meta:paragraph-count="35" meta:word-count="5196" meta:character-count="41519" meta:non-whitespace-character-count="30933"/>
  </office:meta>
</office:document-meta>
</file>